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Monaco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Monaco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  <style:text-properties fo:color="#21409a" style:font-name="Monaco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6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BLUEPILL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_IN0</text:p>
          </table:table-cell>
          <table:table-cell table:style-name="ce1" office:value-type="string" calcext:value-type="string">
            <text:p>OLED_DC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_IN1</text:p>
          </table:table-cell>
          <table:table-cell table:style-name="Default" office:value-type="string" calcext:value-type="string">
            <text:p>BTN_PULL_UP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TN_PULL_DN</text:p>
          </table:table-cell>
          <table:table-cell table:style-name="ce1" office:value-type="string" calcext:value-type="string">
            <text:p>OLED_S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DEBUG_LED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CK</text:p>
          </table:table-cell>
          <table:table-cell table:style-name="ce1" office:value-type="string" calcext:value-type="string">
            <text:p>OLED_RST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SCL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OSI</text:p>
          </table:table-cell>
          <table:table-cell table:style-name="ce1" office:value-type="string" calcext:value-type="string">
            <text:p>SD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ORA_DIO0</text:p>
          </table:table-cell>
          <table:table-cell table:style-name="ce1" office:value-type="string" calcext:value-type="string">
            <text:p>ROT_ENC_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ROT_ENC_B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ROT_ENC_SW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UZZER</text:p>
          </table:table-cell>
          <table:table-cell table:style-name="ce1" office:value-type="string" calcext:value-type="string">
            <text:p>WS2812_OUT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S_LORA</text:p>
          </table:table-cell>
          <table:table-cell table:style-name="ce1" office:value-type="string" calcext:value-type="string">
            <text:p>SS_ESP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2" office:value-type="string" calcext:value-type="string">
            <text:p>SS_ARDUIN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2" office:value-type="string" calcext:value-type="string">
            <text:p>LORA_R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WM_IN</text:p>
          </table:table-cell>
          <table:table-cell table:style-name="ce2" office:value-type="string" calcext:value-type="string">
            <text:p>SS_W25Q32</text:p>
          </table:table-cell>
          <table:table-cell table:style-name="ce2"/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UINO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W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S2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OLED_D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LED_R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LED_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/>
          <table:table-cell office:value-type="string" calcext:value-type="string">
            <text:p>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/>
          <table:table-cell office:value-type="string" calcext:value-type="string">
            <text:p>MOS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/>
          <table:table-cell office:value-type="string" calcext:value-type="string">
            <text:p>MIS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/>
          <table:table-cell office:value-type="string" calcext:value-type="string">
            <text:p>S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20:33:21.396802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1:24:42.128063151</meta:creation-date>
    <dc:date>2019-05-28T21:01:34.485582462</dc:date>
    <meta:editing-duration>PT2H27M28S</meta:editing-duration>
    <meta:editing-cycles>15</meta:editing-cycles>
    <meta:generator>LibreOffice/6.0.7.3$Linux_X86_64 LibreOffice_project/00m0$Build-3</meta:generator>
    <meta:document-statistic meta:table-count="2" meta:cell-count="75" meta:object-count="0"/>
  </office:meta>
</office:document-meta>
</file>